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AuthenticatorAction.getAuthQuery( Connection conn , Configuration conf , Request req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atabaseAuthenticatorAction.act( Redirector redirector , SourceResolver resolver , Map objectModel , String src , Parameters parameter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DatabaseAuthenticatorAction.propagateParameters( Configuration conf , ResultSet rs , Session s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